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12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24/0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Implementar chat comunicaciones para el cliente y administrador</text:p>
        </text:list-item>
        <text:list-item>
          <text:p text:style-name="P10">Implementar manejo de Wall's: envió desde el administrador, recepción desde todos los clientes.</text:p>
        </text:list-item>
        <text:list-item>
          <text:p text:style-name="P10">Implementar manejo de noticias</text:p>
        </text:list-item>
        <text:list-item>
          <text:p text:style-name="P10">Implementar añadir y remover de la librería con soporte en red</text:p>
        </text:list-item>
        <text:list-item>
          <text:p text:style-name="P10">Revisar undo/redo</text:p>
        </text:list-item>
        <text:list-item>
          <text:p text:style-name="P10">Estandarizar el sistema undo/redo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P12">Jorge Cuadrado</text:p>
          </table:table-cell>
          <table:table-cell table:style-name="Table3.A2" office:value-type="string">
            <text:p text:style-name="P12">Implementar chat comunicaciones para el cliente y administrador</text:p>
          </table:table-cell>
          <table:table-cell table:style-name="Table3.A2" office:value-type="string">
            <text:p text:style-name="Table_20_Contents">Interfaz gráfica para chat en los clientes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Jorge Cuadrado</text:p>
          </table:table-cell>
          <table:table-cell table:style-name="Table3.A2" office:value-type="string">
            <text:p text:style-name="P12">Implementar manejo de Wall's: envió desde el administrador, recepción desde todos los clientes.</text:p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Jorge Cuadrado</text:p>
          </table:table-cell>
          <table:table-cell table:style-name="Table3.A2" office:value-type="string">
            <text:p text:style-name="P12">Implementar manejo de noticias</text:p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mplementar añadir y remover de la librería con soporte en red</text:p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Revisar undo/redo</text:p>
          </table:table-cell>
          <table:table-cell table:style-name="Table3.A2" office:value-type="string">
            <text:p text:style-name="P12">Escribir documento sobre manejo de undo/redo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Estandarizar el sistema undo/redo</text:p>
          </table:table-cell>
          <table:table-cell table:style-name="Table3.A2" office:value-type="string">
            <text:p text:style-name="P12">Modificar si es necesario las clases que hacen uso del sistema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>24/02/2007</text:p>
          </table:table-cell>
          <table:table-cell table:style-name="Table1.B2" office:value-type="string">
            <text:p text:style-name="P15">Paola J. Rodriguez</text:p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1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24T13:34:54</meta:creation-date>
    <dc:creator>David Cuadrado</dc:creator>
    <dc:date>2007-02-24T14:09:53</dc:date>
    <dc:language>es-CO</dc:language>
    <meta:editing-cycles>24</meta:editing-cycles>
    <meta:editing-duration>PT27M34S</meta:editing-duration>
    <meta:template xlink:type="simple" xlink:actuate="onRequest" xlink:role="template" xlink:href="../../../../.ooo-2.0/user/template/ktoon_plan_de_iteracion1.ott" xlink:title="ktoon_plan_de_iteracion" meta:date="2007-02-24T13:34:54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45" meta:word-count="176" meta:character-count="1169"/>
  </office:meta>
</office:document-meta>
</file>